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where <draw:frame draw:style-name="fr1" text:anchor-type="as-char"><draw:object xlink:href="Formula-0/" xlink:type="simple" xlink:show="embed" xlink:actuate="onLoad"/></draw:frame> represents the number obtained from user:</text:p>
          <text:p text:style-name="P3">1.0 + 1.0/2 + 1.0/3 + 1.0/4 + 1.0/5 + ... + 1.0/n</text:p>
        </text:list-item>
        <text:list-item>
          <text:p text:style-name="P2">Assume you have the following mapping of zip codes to cities:</text:p>
          <table:table table:name="Table1" table:style-name="Table1">
            <table:table-column table:style-name="Table1.A"/>
            <table:table-column table:style-name="Table1.B"/>
            <table:table-header-rows>
              <table:table-row>
                <table:table-cell table:style-name="TableHeaderRowCell" office:value-type="string">
                  <text:p text:style-name="Table_20_Heading">zip code</text:p>
                </table:table-cell>
                <table:table-cell table:style-name="TableHeaderRowCell" office:value-type="string">
                  <text:p text:style-name="Table_20_Heading">city name</text:p>
                </table:table-cell>
              </table:table-row>
            </table:table-header-rows>
            <table:table-row>
              <table:table-cell table:style-name="TableRowCell" office:value-type="string">
                <text:p text:style-name="Table_20_Contents">30901</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04</text:p>
              </table:table-cell>
              <table:table-cell table:style-name="TableRowCell" office:value-type="string">
                <text:p text:style-name="Table_20_Contents">Augusta</text:p>
              </table:table-cell>
            </table:table-row>
            <table:table-row>
              <table:table-cell table:style-name="TableRowCell" office:value-type="string">
                <text:p text:style-name="Table_20_Contents">30809</text:p>
              </table:table-cell>
              <table:table-cell table:style-name="TableRowCell" office:value-type="string">
                <text:p text:style-name="Table_20_Contents">Evans</text:p>
              </table:table-cell>
            </table:table-row>
            <table:table-row>
              <table:table-cell table:style-name="TableRowCell" office:value-type="string">
                <text:p text:style-name="Table_20_Contents">30813</text:p>
              </table:table-cell>
              <table:table-cell table:style-name="TableRowCell" office:value-type="string">
                <text:p text:style-name="Table_20_Contents">Grovetown</text:p>
              </table:table-cell>
            </table:table-row>
            <table:table-row>
              <table:table-cell table:style-name="TableRowCell" office:value-type="string">
                <text:p text:style-name="Table_20_Contents">30814</text:p>
              </table:table-cell>
              <table:table-cell table:style-name="TableRowCell" office:value-type="string">
                <text:p text:style-name="Table_20_Contents">Harlem</text:p>
              </table:table-cell>
            </table:table-row>
            <table:table-row>
              <table:table-cell table:style-name="TableRowCell" office:value-type="string">
                <text:p text:style-name="Table_20_Contents">30815</text:p>
              </table:table-cell>
              <table:table-cell table:style-name="TableRowCell" office:value-type="string">
                <text:p text:style-name="Table_20_Contents">Hephzibah</text:p>
              </table:table-cell>
            </table:table-row>
            <table:table-row>
              <table:table-cell table:style-name="TableRowCell" office:value-type="string">
                <text:p text:style-name="Table_20_Contents">29842</text:p>
              </table:table-cell>
              <table:table-cell table:style-name="TableRowCell" office:value-type="string">
                <text:p text:style-name="Table_20_Contents">North Augusta</text:p>
              </table:table-cell>
            </table:table-row>
          </table:table>
          <text:p text:style-name="P2">Write a small program that asks the user to enter a zip code. Then display to the user the city name based on the zip code user entered. If the zip code is not included in the table given above, the program should display “unknown city!”. Allow the user to repeat the input until the user indicates they are ready to quit by entering approprite sentinel value.</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4">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5">Display numbers 0 to 50.</text:p>
        </text:list-item>
        <text:list-item>
          <text:p text:style-name="P5">Display numbers 30 to -20.</text:p>
        </text:list-item>
        <text:list-item>
          <text:p text:style-name="P5">Write a do while loop that generates this output:</text:p>
          <text:p text:style-name="P6">1 10 100 1000 10000 100000 1000000</text:p>
        </text:list-item>
        <text:list-item>
          <text:p text:style-name="P5">Ask the user to enter positive integers. Keep track of the largest number user enters. After user indicates they are done, display the largest number user entered.</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int number = 0;</text:p>
      <text:p text:style-name="P8">while (number &lt;=5) {</text:p>
      <text:p text:style-name="P9">Console.WriteLine("Hi!");</text:p>
      <text:p text:style-name="P10">Console.WriteLine(number);</text:p>
      <text:p text:style-name="P11">}</text:p>
      <text:p text:style-name="P12">int number1, number = 0;</text:p>
      <text:p text:style-name="P13">while (number &lt;=5) {</text:p>
      <text:p text:style-name="P14">Console.WriteLine("Hi!");</text:p>
      <text:p text:style-name="P15">Console.WriteLine(number);</text:p>
      <text:p text:style-name="P16">number1++;</text:p>
      <text:p text:style-name="P17">}</text:p>
      <text:p text:style-name="P18">int number = 0;</text:p>
      <text:p text:style-name="P19">while (number &lt;=5);</text:p>
      <text:p text:style-name="P20">{</text:p>
      <text:p text:style-name="P21">Console.WriteLine("Hi!");</text:p>
      <text:p text:style-name="P22">Console.WriteLine(number);</text:p>
      <text:p text:style-name="P23">number++;</text:p>
      <text:p text:style-name="P24">}</text:p>
      <text:p text:style-name="P25">int number = 0;</text:p>
      <text:p text:style-name="P26">while (number &lt;=5)</text:p>
      <text:p text:style-name="P27">Console.WriteLine("Hi!");</text:p>
      <text:p text:style-name="P28">Console.WriteLine(number);</text:p>
      <text:p text:style-name="P29">number++;</text:p>
      <text:p text:style-name="P30">int number = 0;</text:p>
      <text:p text:style-name="P31">while (number &gt;=5)</text:p>
      <text:p text:style-name="P32">{</text:p>
      <text:p text:style-name="P33">Console.WriteLine("Hi!");</text:p>
      <text:p text:style-name="P34">Console.WriteLine(number);</text:p>
      <text:p text:style-name="P35">number++;</text:p>
      <text:p text:style-name="P36">}</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3Z</meta:creation-date>
    <dc:date>2021-06-15T04:24:23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n</mi>
</math>
</file>